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strumentWrit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InstrumentWrite</text:h>
                    <text:list>
                        <text:list-item>
                            <text:h text:style-name="Heading_20_2" text:outline-level="2">Description</text:h>
                        </text:list-item>
                    </text:list>
                </text:list-item>
            </text:list>

            <text:p text:style-name="Standard">Sends a string to the instruement. Usually, this action is used for the instruments which implements properietary (non-SCPI) commands protocol.</text:p>

            
                <text:list xml:id="list_InstrumentWrite2" text:continue-numbering="true" text:continue-list="list_InstrumentWri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strumentWrite5"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Instrument object in which we want to write a string.</text:p>,
                                            <text:list xml:id="list_InstrumentWrite6" text:continue-numbering="true" text:continue-list="list_InstrumentWrite5"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he string that is sent to the instrumen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nstrumentWrite7" text:continue-numbering="true" text:continue-list="list_InstrumentWrit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strumentWrite8" text:continue-numbering="true" text:continue-list="list_InstrumentWrit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nstrumentWrite9" text:continue-numbering="true" text:continue-list="list_InstrumentWrit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nstrumentWrite10" text:continue-numbering="true" text:continue-list="list_InstrumentWrit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strumentWrite11" text:continue-numbering="true" text:continue-list="list_InstrumentWrit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InstrumentWrite3" text:continue-numbering="true" text:continue-list="list_InstrumentWrite2" text:style-name="Outline">
                    <text:list-item>
                        <text:list>
                            <text:list-item>
                                <text:h text:style-name="Heading_20_2" text:outline-level="2">Inputs</text:h>
                            </text:list-item>
                        </text:list>
                    </text:list-item>
                </text:list>

                
                            <text:list xml:id="list_InstrumentWrite12"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InstrumentWrite4" text:continue-numbering="true" text:continue-list="list_InstrumentWrite3" text:style-name="Outline">
                    <text:list-item>
                        <text:list>
                            <text:list-item>
                                <text:h text:style-name="Heading_20_2" text:outline-level="2">Outputs</text:h>
                            </text:list-item>
                        </text:list>
                    </text:list-item>
                </text:list>

                
                            <text:list xml:id="list_InstrumentWrit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